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end" style:justify-single-word="false" fo:break-before="page"/>
    </style:style>
    <style:style style:name="P3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text-position="super 58%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b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50</text:p>
      <text:p text:style-name="Standard">1<text:span text:style-name="T1">er</text:span> <text:line-break/><text:line-break/>M. l’intendant part pour Neuviller, d’où<text:line-break/>il ira à Remiremont.</text:p>
      <text:p text:style-name="Standard">Il pleut un peu après beaucoup de jours<text:line-break/>d’une extrême secheresse qui empêchoient<text:line-break/>les fromens de lever.</text:p>
      <text:p text:style-name="Standard"/>
      <text:p text:style-name="Standard">2<text:line-break/><text:line-break/>Assemblée particulière de l’academie où <text:line-break/>etoient M<text:span text:style-name="T1">rs</text:span> Du Rouvrois, de Sivry, de<text:line-break/>Solignac, Thibault, de Tervenus, andré, <text:line-break/>Gautier, Costes, P. Husson et Durival l’ainé.<text:line-break/>on y a distribué à examiner six ouvrages<text:line-break/>présentés pour les prix. M. Gandoger<text:line-break/>a été proposé pour académicien et admis<text:line-break/>tout d’une voix. Il a encore été question<text:line-break/>d’autres sujets proposés auparavant entre autres<text:line-break/>de M. le Bas chirurgien, fameux par sa<text:line-break/>dispute contre M. Louis, touchant les <text:line-break/>naissances tardives. On a remarqué<text:line-break/>que M. Mittié n’avoit pas encore envoyé<text:line-break/>de Discours. Après la seance on a fait<text:line-break/>l’Essai de la pompe présentée par Despois.</text:p>
      <text:p text:style-name="Standard">J’écris à M. Le Conte de Stainville une <text:line-break/>grande lettre pour l’engager à rouvrir<text:line-break/>le chemin public qui passoit par la <text:line-break/>malgrange, et qui est une communication<text:line-break/>necessaire entre Jarville et Heillecourt, <text:line-break/>Heillecourt et Nancy.</text:p>
      <text:p text:style-name="P1"/>
      <text:p text:style-name="Standard">4<text:line-break/><text:line-break/>Le reçois une lettre de mon frere. Il<text:line-break/>marque du 1<text:span text:style-name="T1">er</text:span> que M. Le Duc de <text:line-break/>Choiseul arriva de sa terre la veille, </text:p>
      <text:p text:style-name="Standard">ressentit dans la matinée des douleurs<text:line-break/>de gravelle, dont il a dejà eu plusieurs<text:line-break/>attaques. Il a rendu 2 pierres. Et a <text:line-break/>dû se rendre à Choisy le 1<text:span text:style-name="T1">er</text:span> jusqu’au 4.</text:p>
      <text:p text:style-name="Standard"/>
      <text:p text:style-name="Standard">7<text:line-break/><text:line-break/>Je vais à Heillecourt, où on commençoit <text:line-break/>la vendange.</text:p>
      <text:p text:style-name="Standard"/>
      <text:p text:style-name="Standard">8<text:line-break/><text:line-break/>aujourdhui mercredi j’y reçois une lettre<text:line-break/>de mon jeune frere du 5 qui me marque qu’il <text:line-break/>s’est logé ruë Feydeau. M. d’Ormesson se trouve<text:line-break/>embarassé touchant l’ouvrage de mon<text:line-break/>frere sur l’impôt, parce que mon frere<text:line-break/>ne veut pas se contenter d’une permission<text:line-break/>tacite pour l’impression, et qu’il inciste<text:line-break/>sur une permission formelle qui marque<text:line-break/>l’aveu du gouvernement.</text:p>
      <text:p text:style-name="Standard">Je reçois en meme tems pour les officiers <text:line-break/>municipaux la lettre ci-après.</text:p>
      <text:p text:style-name="Standard">«  Messieurs, <text:line-break/>La confiance dont la Cour souveraine m’a honoré, <text:line-break/>le service important que j’ai eu le bonheur de<text:line-break/>lui rendre en lui procurant la communication<text:line-break/>des memoires clandestins du Parlem<text:span text:style-name="T1">t</text:span>. de Metz<text:line-break/>dont elle a par les siens si puissamment <text:line-break/>repoussé les <text:span text:style-name="T2">attaques</text:span> tentatives ; enfin la <text:line-break/>confiance générale dont par suite votre <text:line-break/></text:p>
      <text:p text:style-name="P2">151 </text:p>
      <text:p text:style-name="Standard">province m’honore aujourdhui, par le nombre<text:line-break/>des affaires differentes qu’elle m’adresse, me fait<text:line-break/>par reconnaissance naturaliser Lorrain ; recevez<text:line-break/>donc messieurs dans cette lettres la protestation<text:line-break/>que je fais en vos mains à tous vos concitoyens, <text:line-break/>non d’un zéle borné aux seuls devoir de l’avocat,<text:line-break/>mais étendu à tout ce que chaque membre paroit<text:line-break/>demander, on pourroit attendre d’un Lorrain, <text:line-break/>d’un Barrois domicilié à Paris qui cherchoit<text:line-break/>sa Patrie.<text:line-break/>Permettés moi de joindre ici quelques memoires <text:line-break/>nouveaux de ma façon, dont les circonstances<text:line-break/>singulieres amuseront agréablement votre<text:line-break/>esprit et interesseront votre cœur.<text:line-break/>Je suis avec respect <text:line-break/>Messieurs Votre très humble et très<text:line-break/>obeissant <text:s/>serviteur.<text:line-break/>D’hermond de Clery, av.<text:line-break/>au P<text:span text:style-name="T1">t</text:span>. et ès Conseils du<text:line-break/>Roy, ruë Jacob Fg. S<text:span text:style-name="T1">t</text:span>. Germain.<text:line-break/>à Paris le 1<text:span text:style-name="T1">er</text:span> octobre 1766</text:p>
      <text:p text:style-name="Standard"/>
      <text:p text:style-name="Standard">C’est M. Le President Vigneron<text:line-break/>deputé de la Cour S<text:span text:style-name="T1">ne</text:span> qui<text:line-break/>a bien voulu se charger de<text:line-break/>ce paquet pour vous le faire<text:line-break/>remettre.</text:p>
      <text:p text:style-name="Standard">Cet après midi comme les vendanges rentroient<text:line-break/>à Heillecourt et crioient <text:span text:style-name="T3">haillons</text:span>, comme<text:line-break/>on fait par plaisanterie au tems des vendanges, <text:line-break/>sans que personne s’en fâche, ils ont rencontrés<text:line-break/>quatre gardes de la ferme, dont l’un, qui<text:line-break/>avoit une capotte et paroissoit le Brigadier,<text:line-break/>a donné un coup d’épée au nommé Michel,<text:line-break/>habitant d’Heillecourt ; les misérables ont <text:line-break/>ensuite traversé les champs, et sont<text:line-break/>entrés dans un bois.</text:p>
      <text:p text:style-name="P1">11<text:line-break/><text:line-break/> aujourdhui délibéré en l’hotel de ville<text:line-break/>d’emprunter 150000<text:span text:style-name="T1">#</text:span>. cours de Lorraine à <text:line-break/>8 % de rentes viagères, exemts de retenuës,<text:line-break/>pour contribuer de 30000<text:span text:style-name="T1">#</text:span>. De F<text:span text:style-name="T1">ce</text:span>. aux<text:line-break/>casernes, et payer divers Entrepreneurs.</text:p>
      <text:p text:style-name="Standard"/>
      <text:p text:style-name="Standard">15<text:line-break/><text:line-break/>assemblée particuliere de l’académie<text:line-break/>ou etoient M<text:span text:style-name="T1">rs</text:span>. Du Rouvrois, de Solignac,<text:line-break/>de Tervenus, André, Coster, P. Husson et<text:line-break/>Durival l’ainé. On a éxaminé le<text:line-break/>Discours de reception que doit prononcer<text:line-break/>M. Gaudoger ; il est sur la conservation <text:line-break/>des grains. On a lu ensuite le Discours <text:line-break/>de M. François, et son héroïde de Ch. I.<text:line-break/>Elle a été trouvée supérieure au discours.<text:line-break/>M. de Solignac a ensuite lu presque<text:line-break/>tout l’Eloge qu’il destinoit au P. de Menoux.<text:line-break/>mais quoique ce discours dit du R. P. tout<text:line-break/>le bien qu’on en pouvoit dire sans mentir, <text:line-break/>et n’en dit point de mal, qu’il fut meme<text:line-break/>beaucoup mieux fait que celui du R. de Pol.<text:line-break/>Il a été désaprouvé par tous excepté<text:line-break/>M. du Rouvrois et moi. On a voulu<text:line-break/>soumettre l’auteur à des retranchemens<text:line-break/>à des corrections : il s’y refuse et il <text:line-break/>est incertain que ce discours soit prononcé.</text:p>
      <text:p text:style-name="Standard"/>
      <text:p text:style-name="Standard">17<text:line-break/><text:line-break/>mon jeune frere me marque du 12 « <text:line-break/>J’apris hier qu’on a établi M. Cochin, avocat<text:line-break/></text:p>
      <text:p text:style-name="P2">152</text:p>
      <text:p text:style-name="Standard">parent de M. le Controleur general, dépositaire<text:line-break/>des papiers de la Lorraine, et qu’on attendra<text:line-break/>M. Bremon pour lui en faire la remise ».</text:p>
      <text:p text:style-name="Standard"/>
      <text:p text:style-name="Standard">19<text:line-break/><text:line-break/>Le Thermomètre au degré zéro, à 7 h <text:span text:style-name="T1">½</text:span><text:span text:style-name="T4"><text:line-break/></text:span>du matin. aussi il a gelé.</text:p>
      <text:p text:style-name="Standard"/>
      <text:p text:style-name="Standard">20<text:line-break/><text:line-break/>M. l’Intendant est venu de Neuviller pour<text:line-break/>la séance publique de l’académie. M.<text:line-break/>Peronnet de l’acad. Des Sc. S’étant trouvé ici<text:line-break/>a pris séance parmi nous et a eu son<text:line-break/>jeton. La seance a commencé par<text:line-break/>l’eloge du P. de Menous, de la façon de M. <text:line-break/>de Solignac. M. François, <text:s/>jeune homme<text:line-break/>de 15 ans né à Saffais a fait ensuite<text:line-break/>son remerciement et lû une héroïde de<text:line-break/>Charles 1 Roy d’angleterre. M. Gaudoger<text:line-break/>a prononcé le sien et un discours sur la<text:line-break/>conservation des grains. La séance a <text:line-break/>été terminée par un Discours <text:s/>du Directeur<text:line-break/>aux deux recipiendaires. Il y avoit M<text:span text:style-name="T1">rs</text:span>. <text:line-break/>Du Rouvrois, de Solignac, de La Galaizière,<text:line-break/>Perronet, de Tervenus, Gautier, Bagard,<text:line-break/>André, Harmant, <text:span text:style-name="T2">Gautier </text:span>Coster, Thibault, <text:line-break/>Montignot<text:line-break/>Gaudoger, François. Le Public a paru<text:line-break/>content et l’assemblée etoit belle.</text:p>
      <text:p text:style-name="P1">21<text:line-break/><text:line-break/>aujourdhui Préville a joué Crispin dans<text:line-break/>la Légataire, et <text:s/>dans Crispin Rival<text:line-break/>de son maitre</text:p>
      <text:p text:style-name="Standard"/>
      <text:p text:style-name="Standard">22<text:line-break/><text:line-break/>Le lendemain mercredi le brutal dans<text:line-break/>les menechenes, et Sganarelle dans le medecin<text:line-break/>malgré lui.</text:p>
      <text:p text:style-name="Standard">M. l’Intendant est reparti ce matin pour<text:line-break/>Neuviller.</text:p>
      <text:p text:style-name="Standard"/>
      <text:p text:style-name="Standard">23<text:line-break/><text:line-break/>on a donné le Philosophe sans le savoir, <text:line-break/>où Préville a fait le rolle d’antoine. Et <text:line-break/>les trois freres <text:s/>rivaux où il a joué Merlin.</text:p>
      <text:p text:style-name="Standard"/>
      <text:p text:style-name="Standard">24<text:line-break/><text:line-break/> dans les Confidences réciproques du Bois, et dans<text:line-break/>Crispin medecin</text:p>
      <text:p text:style-name="Standard"/>
      <text:p text:style-name="Standard">26<text:line-break/><text:line-break/>la nuit derniere vers onze heures et demis,<text:line-break/>Monblot milicien de Nancy, a été tué<text:line-break/>par une sentinelle à la porte du bal de la<text:line-break/>S<text:span text:style-name="T1">r</text:span>. Crépin. </text:p>
      <text:p text:style-name="Standard"/>
      <text:p text:style-name="Standard">27<text:line-break/><text:line-break/>M. Drion se charge à ses risques du<text:line-break/>recouvrement des arréages de la Chancellerie<text:line-break/>et des greffes du Conseil, au moyen d’une<text:line-break/>remise de 10% Il y en avoit pour 27248<text:span text:style-name="T1">#</text:span>. 19<text:span text:style-name="T1">s</text:span>. 4<text:span text:style-name="T1">d</text:span>.<text:line-break/>Il délivre ses reconnoissances à cette décu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Nadal</meta:initial-creator>
    <dc:creator>Sara Nadal</dc:creator>
    <meta:editing-cycles>5</meta:editing-cycles>
    <meta:creation-date>2016-01-23T17:17:00</meta:creation-date>
    <dc:date>2016-01-23T20:34:00</dc:date>
    <meta:editing-duration>PT3H2M</meta:editing-duration>
    <meta:generator>LibreOffice/5.0.4.2$MacOSX_X86_64 LibreOffice_project/2b9802c1994aa0b7dc6079e128979269cf95bc78</meta:generator>
    <meta:document-statistic meta:table-count="0" meta:image-count="0" meta:object-count="0" meta:page-count="6" meta:paragraph-count="29" meta:word-count="1093" meta:character-count="6335" meta:non-whitespace-character-count="52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